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nb" fo:country="NO"/>
    </style:style>
    <style:style style:name="P2" style:family="paragraph" style:parent-style-name="Standard">
      <style:text-properties style:font-name="Arial Narrow" fo:language="nb" fo:country="NO"/>
    </style:style>
    <style:style style:name="P3" style:family="paragraph" style:parent-style-name="Heading_20_2">
      <style:paragraph-properties fo:margin-top="0.423cm" fo:margin-bottom="0.106cm" fo:break-before="page" fo:keep-with-next="always"/>
      <style:text-properties style:font-name="Arial" fo:font-size="16pt" fo:language="nb" fo:country="NO" fo:font-style="normal" fo:font-weight="bold" style:font-size-asian="16pt" style:font-style-asian="normal" style:font-weight-asian="bold" style:font-name-complex="Arial" style:font-size-complex="16pt" style:font-style-complex="normal" style:font-weight-complex="bold"/>
    </style:style>
    <style:style style:name="P4" style:family="paragraph" style:parent-style-name="Standard">
      <style:text-properties style:font-name="Arial Narrow" fo:language="nb" fo:country="NO"/>
    </style:style>
    <style:style style:name="P5" style:family="paragraph" style:parent-style-name="Standard" style:list-style-name="L1">
      <style:text-properties style:font-name="Arial Narrow" fo:language="nb" fo:country="NO"/>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Kalkuler arbeidsordre» </text:h>
      <text:p text:style-name="P1"/>
      <text:p text:style-name="P2">Skjermbildet viser eventuelt registrerte poster på en arbeidsordre, med beregnet «Sum kalkulasjon» og «Total sum». </text:p>
      <text:p text:style-name="P2"/>
      <text:p text:style-name="P2">Fra skjermbildet kan poster redigeres eller nye legges til.</text:p>
      <text:p text:style-name="P2"/>
      <text:p text:style-name="P2">Poster kan legges til enten ved å;</text:p>
      <text:list xml:id="list31302030" text:style-name="L1">
        <text:list-item>
          <text:p text:style-name="P5">hente fra en prisbok, klikk «Legg til fra prisbok» (leverandører kan ligge inne med hver sin oversikt over varer og tjenester disse leverer med enhetspriser. Velg produkt og mengde og dette legges til under arbeidsordren/bestillingen som egne poster</text:p>
        </text:list-item>
        <text:list-item>
          <text:p text:style-name="P5">legge til fra mal, klikk «Legg til fra mal» (dersom du har bygd opp en likelydende postoversikt tidligere og lagret denne som en mal, kan denne hentes ved å klikke boksen «Legg til fra mal». Postene kopieres fra malen og legges til arbeidsordren/bestillingen i skjermbildet</text:p>
        </text:list-item>
        <text:list-item>
          <text:p text:style-name="P5">klikke «Legg til tilpasset», hvor du kan bygge opp dine egne poster med beskrivelse, eventuelt hente beskrivende poster fra NS3420 dersom det abonneres på denne</text:p>
          <text:p text:style-name="P5"/>
        </text:list-item>
      </text:list>
      <text:p text:style-name="P2">Dersom du bygger opp en arbeidsordren/bestilling som kan gjenbrukes i et senere prosjekt, bør du lagre den som en mal, klikk «Lagre som mal»</text:p>
      <text:p text:style-name="P2"/>
      <text:p text:style-name="P2">Etter å ha kalkulert arbeidsordren kan ordren vises med eller uten detaljer og/eller sum. Klikk i boksene «Vis detaljer» og «Vis sum» for dine valg. Klikk «Vis utskrift» for forhåndsvisning av ordren/bestillingen.</text:p>
      <text:p text:style-name="P2">Ordren sendes fra skjermbildet du kommer til ved å klikke «Vis utskrift».</text:p>
      <text:p text:style-name="P2"/>
      <text:p text:style-name="P2">Kalkulasjonen kan også tas ut som en pdf ved å klikke boksen «Beskrivelse». Velg om priser skal tas med eller om dokumentet skal være merket med «UTKAS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z1" style:family="text">
      <style:text-properties style:font-name="Arial" fo:font-size="14pt" fo:font-style="italic" fo:font-weight="bold" style:font-size-asian="14pt" style:font-style-asian="italic" style:font-weight-asian="bold" style:font-name-complex="Arial" style:font-size-complex="14pt"/>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text:style-name="WW8Num1z1" style:num-suffix="." style:num-format="1" text:display-levels="2">
        <style:list-level-properties text:space-before="0.635cm" text:min-label-width="0.762cm"/>
      </text:list-level-style-number>
      <text:list-level-style-number text:level="3" style:num-suffix="." style:num-format="1" text:start-value="3"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Sigurd Nes</meta:initial-creator>
    <meta:creation-date>2007-04-04T08:49:24</meta:creation-date>
    <dc:creator>knut vidar olsen</dc:creator>
    <dc:date>2009-10-13T11:21:02.45</dc:date>
    <dc:language>en-US</dc:language>
    <meta:editing-cycles>8</meta:editing-cycles>
    <meta:editing-duration>PT06H13M49S</meta:editing-duration>
    <meta:document-statistic meta:table-count="0" meta:image-count="0" meta:object-count="0" meta:page-count="1" meta:paragraph-count="11" meta:word-count="239" meta:character-count="1498"/>
    <meta:user-defined meta:name="Info 1"/>
    <meta:user-defined meta:name="Info 2"/>
    <meta:user-defined meta:name="Info 3"/>
    <meta:user-defined meta:name="Info 4"/>
  </office:meta>
</office:document-meta>
</file>